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06.89pt"/>
    </style:style>
    <style:style style:name="co4" style:family="table-column">
      <style:table-column-properties fo:break-before="auto" style:column-width="94.76pt"/>
    </style:style>
    <style:style style:name="co5" style:family="table-column">
      <style:table-column-properties fo:break-before="auto" style:column-width="128.49pt"/>
    </style:style>
    <style:style style:name="co6" style:family="table-column">
      <style:table-column-properties fo:break-before="auto" style:column-width="73.81pt"/>
    </style:style>
    <style:style style:name="co7" style:family="table-column">
      <style:table-column-properties fo:break-before="auto" style:column-width="110.95pt"/>
    </style:style>
    <style:style style:name="co8" style:family="table-column">
      <style:table-column-properties fo:break-before="auto" style:column-width="108.26pt"/>
    </style:style>
    <style:style style:name="co9" style:family="table-column">
      <style:table-column-properties fo:break-before="auto" style:column-width="79.2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3.96pt"/>
    </style:style>
    <style:style style:name="co12" style:family="table-column">
      <style:table-column-properties fo:break-before="auto" style:column-width="10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79.91pt" svg:height="270.14pt" svg:x="72.65pt" svg:y="187.85pt">
            <draw:object draw:notify-on-update-of-ranges="Data.B2:Data.B12 Data.D1:Data.D1 Data.D2:Data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80.13pt" svg:height="259.34pt" svg:x="70.21pt" svg:y="472.28pt">
            <draw:object draw:notify-on-update-of-ranges="Data.C2:Data.C12 Data.D1:Data.D1 Data.D2:Data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93.17pt" svg:height="277.4pt" svg:x="596.55pt" svg:y="182.69pt">
            <draw:object draw:notify-on-update-of-ranges="Data.B2:Data.B12 Data.E1:Data.E1 Data.E2:Data.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60.37pt" svg:height="255.09pt" svg:x="604.4pt" svg:y="466.16pt">
            <draw:object draw:notify-on-update-of-ranges="Data.B2:Data.B12 Data.F1:Data.F1 Data.F2:Data.F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ráfico entrante (min)</text:p>
          </table:table-cell>
          <table:table-cell table:style-name="ce1" office:value-type="string" calcext:value-type="string">
            <text:p>Tráfico saliente (min)</text:p>
          </table:table-cell>
          <table:table-cell table:style-name="ce2" office:value-type="string" calcext:value-type="string">
            <text:p>Número Teléfonos</text:p>
          </table:table-cell>
          <table:table-cell table:style-name="ce2" office:value-type="string" calcext:value-type="string">
            <text:p>Localidades Beneficiadas</text:p>
          </table:table-cell>
          <table:table-cell table:style-name="ce2" office:value-type="string" calcext:value-type="string">
            <text:p>Lineas Móviles</text:p>
          </table:table-cell>
          <table:table-cell table:style-name="ce2" office:value-type="string" calcext:value-type="string">
            <text:p>Tráfico móvil entrante</text:p>
          </table:table-cell>
          <table:table-cell table:style-name="ce2" office:value-type="string" calcext:value-type="string">
            <text:p>Tráfico móvil saliente</text:p>
          </table:table-cell>
          <table:table-cell table:style-name="ce2" office:value-type="string" calcext:value-type="string">
            <text:p>MMS originados</text:p>
          </table:table-cell>
          <table:table-cell table:style-name="ce2" office:value-type="string" calcext:value-type="string">
            <text:p>SMS originados</text:p>
          </table:table-cell>
          <table:table-cell table:style-name="ce2" office:value-type="string" calcext:value-type="string">
            <text:p>Población Rural</text:p>
          </table:table-cell>
          <table:table-cell table:style-name="ce2" office:value-type="string" calcext:value-type="string">
            <text:p>Producto Bruto Intern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0968904" calcext:value-type="float">
            <text:p>140968904</text:p>
          </table:table-cell>
          <table:table-cell office:value-type="float" office:value="182470409" calcext:value-type="float">
            <text:p>182470409</text:p>
          </table:table-cell>
          <table:table-cell office:value-type="float" office:value="14221" calcext:value-type="float">
            <text:p>14221</text:p>
          </table:table-cell>
          <table:table-cell office:value-type="float" office:value="9191" calcext:value-type="float">
            <text:p>9191</text:p>
          </table:table-cell>
          <table:table-cell office:value-type="float" office:value="55606894" calcext:value-type="float">
            <text:p>55606894</text:p>
          </table:table-cell>
          <table:table-cell office:value-type="float" office:value="1211904425" calcext:value-type="float">
            <text:p>1211904425</text:p>
          </table:table-cell>
          <table:table-cell office:value-type="float" office:value="4300811363" calcext:value-type="float">
            <text:p>4300811363</text:p>
          </table:table-cell>
          <table:table-cell office:value-type="float" office:value="9549167" calcext:value-type="float">
            <text:p>9549167</text:p>
          </table:table-cell>
          <table:table-cell office:value-type="float" office:value="797061621" calcext:value-type="float">
            <text:p>797061621</text:p>
          </table:table-cell>
          <table:table-cell office:value-type="float" office:value="6869817" calcext:value-type="float">
            <text:p>6869817</text:p>
          </table:table-cell>
          <table:table-cell office:value-type="float" office:value="88643193061.748" calcext:value-type="float">
            <text:p>88643193061.74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7374052" calcext:value-type="float">
            <text:p>127374052</text:p>
          </table:table-cell>
          <table:table-cell office:value-type="float" office:value="181013062" calcext:value-type="float">
            <text:p>181013062</text:p>
          </table:table-cell>
          <table:table-cell office:value-type="float" office:value="14780" calcext:value-type="float">
            <text:p>14780</text:p>
          </table:table-cell>
          <table:table-cell office:value-type="float" office:value="9198" calcext:value-type="float">
            <text:p>9198</text:p>
          </table:table-cell>
          <table:table-cell office:value-type="float" office:value="89562518" calcext:value-type="float">
            <text:p>89562518</text:p>
          </table:table-cell>
          <table:table-cell office:value-type="float" office:value="1376440097" calcext:value-type="float">
            <text:p>1376440097</text:p>
          </table:table-cell>
          <table:table-cell office:value-type="float" office:value="8250368519" calcext:value-type="float">
            <text:p>8250368519</text:p>
          </table:table-cell>
          <table:table-cell office:value-type="float" office:value="12831376" calcext:value-type="float">
            <text:p>12831376</text:p>
          </table:table-cell>
          <table:table-cell office:value-type="float" office:value="3209720669" calcext:value-type="float">
            <text:p>3209720669</text:p>
          </table:table-cell>
          <table:table-cell office:value-type="float" office:value="6845990" calcext:value-type="float">
            <text:p>6845990</text:p>
          </table:table-cell>
          <table:table-cell office:value-type="float" office:value="102170981144.136" calcext:value-type="float">
            <text:p>102170981144.13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895035" calcext:value-type="float">
            <text:p>96895035</text:p>
          </table:table-cell>
          <table:table-cell office:value-type="float" office:value="139257563" calcext:value-type="float">
            <text:p>139257563</text:p>
          </table:table-cell>
          <table:table-cell office:value-type="float" office:value="17868" calcext:value-type="float">
            <text:p>17868</text:p>
          </table:table-cell>
          <table:table-cell office:value-type="float" office:value="9521" calcext:value-type="float">
            <text:p>9521</text:p>
          </table:table-cell>
          <table:table-cell office:value-type="float" office:value="116677743" calcext:value-type="float">
            <text:p>116677743</text:p>
          </table:table-cell>
          <table:table-cell office:value-type="float" office:value="1736104032" calcext:value-type="float">
            <text:p>1736104032</text:p>
          </table:table-cell>
          <table:table-cell office:value-type="float" office:value="12515102774" calcext:value-type="float">
            <text:p>12515102774</text:p>
          </table:table-cell>
          <table:table-cell office:value-type="float" office:value="18530696" calcext:value-type="float">
            <text:p>18530696</text:p>
          </table:table-cell>
          <table:table-cell office:value-type="float" office:value="3878812329" calcext:value-type="float">
            <text:p>3878812329</text:p>
          </table:table-cell>
          <table:table-cell office:value-type="float" office:value="6859181" calcext:value-type="float">
            <text:p>6859181</text:p>
          </table:table-cell>
          <table:table-cell office:value-type="float" office:value="120550599815.441" calcext:value-type="float">
            <text:p>120550599815.44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342629" calcext:value-type="float">
            <text:p>74342629</text:p>
          </table:table-cell>
          <table:table-cell office:value-type="float" office:value="105819960" calcext:value-type="float">
            <text:p>105819960</text:p>
          </table:table-cell>
          <table:table-cell office:value-type="float" office:value="16419" calcext:value-type="float">
            <text:p>16419</text:p>
          </table:table-cell>
          <table:table-cell office:value-type="float" office:value="9494" calcext:value-type="float">
            <text:p>9494</text:p>
          </table:table-cell>
          <table:table-cell office:value-type="float" office:value="132173951" calcext:value-type="float">
            <text:p>132173951</text:p>
          </table:table-cell>
          <table:table-cell office:value-type="float" office:value="2141368661" calcext:value-type="float">
            <text:p>2141368661</text:p>
          </table:table-cell>
          <table:table-cell office:value-type="float" office:value="17377847673" calcext:value-type="float">
            <text:p>17377847673</text:p>
          </table:table-cell>
          <table:table-cell office:value-type="float" office:value="16819258" calcext:value-type="float">
            <text:p>16819258</text:p>
          </table:table-cell>
          <table:table-cell office:value-type="float" office:value="3661910890" calcext:value-type="float">
            <text:p>3661910890</text:p>
          </table:table-cell>
          <table:table-cell office:value-type="float" office:value="6890468" calcext:value-type="float">
            <text:p>6890468</text:p>
          </table:table-cell>
          <table:table-cell office:value-type="float" office:value="120822986521.479" calcext:value-type="float">
            <text:p>120822986521.4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6613331" calcext:value-type="float">
            <text:p>56613331</text:p>
          </table:table-cell>
          <table:table-cell office:value-type="float" office:value="89226667" calcext:value-type="float">
            <text:p>89226667</text:p>
          </table:table-cell>
          <table:table-cell office:value-type="float" office:value="21340" calcext:value-type="float">
            <text:p>21340</text:p>
          </table:table-cell>
          <table:table-cell office:value-type="float" office:value="12635" calcext:value-type="float">
            <text:p>12635</text:p>
          </table:table-cell>
          <table:table-cell office:value-type="float" office:value="150419094" calcext:value-type="float">
            <text:p>150419094</text:p>
          </table:table-cell>
          <table:table-cell office:value-type="float" office:value="2694342886" calcext:value-type="float">
            <text:p>2694342886</text:p>
          </table:table-cell>
          <table:table-cell office:value-type="float" office:value="19648912176" calcext:value-type="float">
            <text:p>19648912176</text:p>
          </table:table-cell>
          <table:table-cell office:value-type="float" office:value="18916421" calcext:value-type="float">
            <text:p>18916421</text:p>
          </table:table-cell>
          <table:table-cell office:value-type="float" office:value="4358109394" calcext:value-type="float">
            <text:p>4358109394</text:p>
          </table:table-cell>
          <table:table-cell office:value-type="float" office:value="6923368" calcext:value-type="float">
            <text:p>6923368</text:p>
          </table:table-cell>
          <table:table-cell office:value-type="float" office:value="147528937028.778" calcext:value-type="float">
            <text:p>147528937028.77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965133" calcext:value-type="float">
            <text:p>34965133</text:p>
          </table:table-cell>
          <table:table-cell office:value-type="float" office:value="60372566" calcext:value-type="float">
            <text:p>60372566</text:p>
          </table:table-cell>
          <table:table-cell office:value-type="float" office:value="21782" calcext:value-type="float">
            <text:p>21782</text:p>
          </table:table-cell>
          <table:table-cell office:value-type="float" office:value="12671" calcext:value-type="float">
            <text:p>12671</text:p>
          </table:table-cell>
          <table:table-cell office:value-type="float" office:value="166611829" calcext:value-type="float">
            <text:p>166611829</text:p>
          </table:table-cell>
          <table:table-cell office:value-type="float" office:value="3803911316" calcext:value-type="float">
            <text:p>3803911316</text:p>
          </table:table-cell>
          <table:table-cell office:value-type="float" office:value="26756356826" calcext:value-type="float">
            <text:p>26756356826</text:p>
          </table:table-cell>
          <table:table-cell office:value-type="float" office:value="20024700" calcext:value-type="float">
            <text:p>20024700</text:p>
          </table:table-cell>
          <table:table-cell office:value-type="float" office:value="5428075569" calcext:value-type="float">
            <text:p>5428075569</text:p>
          </table:table-cell>
          <table:table-cell office:value-type="float" office:value="6958778" calcext:value-type="float">
            <text:p>6958778</text:p>
          </table:table-cell>
          <table:table-cell office:value-type="float" office:value="171761737046.585" calcext:value-type="float">
            <text:p>171761737046.58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968553" calcext:value-type="float">
            <text:p>28968553</text:p>
          </table:table-cell>
          <table:table-cell office:value-type="float" office:value="51726115" calcext:value-type="float">
            <text:p>51726115</text:p>
          </table:table-cell>
          <table:table-cell office:value-type="float" office:value="20999" calcext:value-type="float">
            <text:p>20999</text:p>
          </table:table-cell>
          <table:table-cell office:value-type="float" office:value="13250" calcext:value-type="float">
            <text:p>13250</text:p>
          </table:table-cell>
          <table:table-cell office:value-type="float" office:value="117377681" calcext:value-type="float">
            <text:p>117377681</text:p>
          </table:table-cell>
          <table:table-cell office:value-type="float" office:value="4212811737" calcext:value-type="float">
            <text:p>4212811737</text:p>
          </table:table-cell>
          <table:table-cell office:value-type="float" office:value="32613594433" calcext:value-type="float">
            <text:p>32613594433</text:p>
          </table:table-cell>
          <table:table-cell office:value-type="float" office:value="19597174" calcext:value-type="float">
            <text:p>19597174</text:p>
          </table:table-cell>
          <table:table-cell office:value-type="float" office:value="7860995193" calcext:value-type="float">
            <text:p>7860995193</text:p>
          </table:table-cell>
          <table:table-cell office:value-type="float" office:value="6995674" calcext:value-type="float">
            <text:p>6995674</text:p>
          </table:table-cell>
          <table:table-cell office:value-type="float" office:value="192648999090.082" calcext:value-type="float">
            <text:p>192648999090.0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633324" calcext:value-type="float">
            <text:p>23633324</text:p>
          </table:table-cell>
          <table:table-cell office:value-type="float" office:value="39323688" calcext:value-type="float">
            <text:p>39323688</text:p>
          </table:table-cell>
          <table:table-cell office:value-type="float" office:value="20803" calcext:value-type="float">
            <text:p>20803</text:p>
          </table:table-cell>
          <table:table-cell office:value-type="float" office:value="15067" calcext:value-type="float">
            <text:p>15067</text:p>
          </table:table-cell>
          <table:table-cell office:value-type="float" office:value="121211973" calcext:value-type="float">
            <text:p>121211973</text:p>
          </table:table-cell>
          <table:table-cell office:value-type="float" office:value="4914607463" calcext:value-type="float">
            <text:p>4914607463</text:p>
          </table:table-cell>
          <table:table-cell office:value-type="float" office:value="38404117745" calcext:value-type="float">
            <text:p>38404117745</text:p>
          </table:table-cell>
          <table:table-cell office:value-type="float" office:value="17365718" calcext:value-type="float">
            <text:p>17365718</text:p>
          </table:table-cell>
          <table:table-cell office:value-type="float" office:value="10330077232" calcext:value-type="float">
            <text:p>10330077232</text:p>
          </table:table-cell>
          <table:table-cell office:value-type="float" office:value="7033477" calcext:value-type="float">
            <text:p>7033477</text:p>
          </table:table-cell>
          <table:table-cell office:value-type="float" office:value="201217661645.509" calcext:value-type="float">
            <text:p>201217661645.50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331402" calcext:value-type="float">
            <text:p>17331402</text:p>
          </table:table-cell>
          <table:table-cell office:value-type="float" office:value="28449234" calcext:value-type="float">
            <text:p>28449234</text:p>
          </table:table-cell>
          <table:table-cell office:value-type="float" office:value="20058" calcext:value-type="float">
            <text:p>20058</text:p>
          </table:table-cell>
          <table:table-cell office:value-type="float" office:value="16019" calcext:value-type="float">
            <text:p>16019</text:p>
          </table:table-cell>
          <table:table-cell office:value-type="float" office:value="230522077" calcext:value-type="float">
            <text:p>230522077</text:p>
          </table:table-cell>
          <table:table-cell office:value-type="float" office:value="5694128857" calcext:value-type="float">
            <text:p>5694128857</text:p>
          </table:table-cell>
          <table:table-cell office:value-type="float" office:value="43263274050" calcext:value-type="float">
            <text:p>43263274050</text:p>
          </table:table-cell>
          <table:table-cell office:value-type="float" office:value="18271439" calcext:value-type="float">
            <text:p>18271439</text:p>
          </table:table-cell>
          <table:table-cell office:value-type="float" office:value="11494167142" calcext:value-type="float">
            <text:p>11494167142</text:p>
          </table:table-cell>
          <table:table-cell office:value-type="float" office:value="7070288" calcext:value-type="float">
            <text:p>7070288</text:p>
          </table:table-cell>
          <table:table-cell office:value-type="float" office:value="201080662205.002" calcext:value-type="float">
            <text:p>201080662205.00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372231" calcext:value-type="float">
            <text:p>14372231</text:p>
          </table:table-cell>
          <table:table-cell office:value-type="float" office:value="19071962" calcext:value-type="float">
            <text:p>19071962</text:p>
          </table:table-cell>
          <table:table-cell office:value-type="float" office:value="20044" calcext:value-type="float">
            <text:p>20044</text:p>
          </table:table-cell>
          <table:table-cell office:value-type="float" office:value="17417" calcext:value-type="float">
            <text:p>17417</text:p>
          </table:table-cell>
          <table:table-cell office:value-type="float" office:value="344571836" calcext:value-type="float">
            <text:p>344571836</text:p>
          </table:table-cell>
          <table:table-cell office:value-type="float" office:value="8586273194" calcext:value-type="float">
            <text:p>8586273194</text:p>
          </table:table-cell>
          <table:table-cell office:value-type="float" office:value="47994342480" calcext:value-type="float">
            <text:p>47994342480</text:p>
          </table:table-cell>
          <table:table-cell office:value-type="float" office:value="11605091" calcext:value-type="float">
            <text:p>11605091</text:p>
          </table:table-cell>
          <table:table-cell office:value-type="float" office:value="12675369815" calcext:value-type="float">
            <text:p>12675369815</text:p>
          </table:table-cell>
          <table:table-cell office:value-type="float" office:value="7104620" calcext:value-type="float">
            <text:p>7104620</text:p>
          </table:table-cell>
          <table:table-cell office:value-type="float" office:value="189926516769.25" calcext:value-type="float">
            <text:p>189926516769.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31412" calcext:value-type="float">
            <text:p>14231412</text:p>
          </table:table-cell>
          <table:table-cell office:value-type="float" office:value="14044383" calcext:value-type="float">
            <text:p>14044383</text:p>
          </table:table-cell>
          <table:table-cell office:value-type="float" office:value="18471" calcext:value-type="float">
            <text:p>18471</text:p>
          </table:table-cell>
          <table:table-cell office:value-type="float" office:value="15989" calcext:value-type="float">
            <text:p>15989</text:p>
          </table:table-cell>
          <table:table-cell office:value-type="float" office:value="464826243" calcext:value-type="float">
            <text:p>464826243</text:p>
          </table:table-cell>
          <table:table-cell office:value-type="float" office:value="16165825038" calcext:value-type="float">
            <text:p>16165825038</text:p>
          </table:table-cell>
          <table:table-cell office:value-type="float" office:value="55746187929" calcext:value-type="float">
            <text:p>55746187929</text:p>
          </table:table-cell>
          <table:table-cell office:value-type="float" office:value="7506784" calcext:value-type="float">
            <text:p>7506784</text:p>
          </table:table-cell>
          <table:table-cell office:value-type="float" office:value="15221087095" calcext:value-type="float">
            <text:p>15221087095</text:p>
          </table:table-cell>
          <table:table-cell office:value-type="float" office:value="7136722" calcext:value-type="float">
            <text:p>7136722</text:p>
          </table:table-cell>
          <table:table-cell office:value-type="float" office:value="191639655121.33" calcext:value-type="float">
            <text:p>191639655121.33</text:p>
          </table:table-cell>
        </table:table-row>
      </table:table>
      <table:table table:name="Graphics" table:style-name="ta1">
        <table:shapes>
          <draw:frame draw:z-index="0" draw:style-name="gr1" draw:text-style-name="P1" svg:width="601.17pt" svg:height="317.96pt" svg:x="64.01pt" svg:y="12.81pt">
            <draw:object draw:notify-on-update-of-ranges="Data.B2:Data.B12 Data.C1:Data.C1 Data.C2:Data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21P0"/>
    </number:number-style>
    <number:number-style style:name="N123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3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4:36:12.584356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30:18.637263711</meta:creation-date>
    <dc:date>2019-03-17T03:51:27.590725641</dc:date>
    <meta:editing-duration>PT1H55M46S</meta:editing-duration>
    <meta:editing-cycles>34</meta:editing-cycles>
    <meta:generator>LibreOffice/6.0.1.1$MacOSX_X86_64 LibreOffice_project/60bfb1526849283ce2491346ed2aa51c465abfe6</meta:generator>
    <meta:document-statistic meta:table-count="2" meta:cell-count="1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21P0"/>
    </number:number-style>
    <number:number-style style:name="N123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3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2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amed-symbol" chart:symbol-name="star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graphic-properties draw:stroke="dash" draw:stroke-dash="Fine_20_Dashed" svg:stroke-color="#729fcf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08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09cm" svg:height="11.218cm" xlink:href=".." xlink:type="simple" chart:class="chart:scatter" chart:style-name="ch1">
        <chart:title svg:x="4.286cm" svg:y="0.359cm" chart:style-name="ch2">
          <text:p>Tráfico rural entrante vs saliente anual, periodo 2006 al 2016</text:p>
        </chart:title>
        <chart:subtitle svg:x="9.079cm" svg:y="1.369cm" chart:style-name="ch3">
          <text:p>Fuente OSIPTEL</text:p>
        </chart:subtitle>
        <chart:legend chart:legend-position="end" svg:x="15.478cm" svg:y="4.818cm" style:legend-expansion="high" chart:style-name="ch4"/>
        <chart:plot-area chart:style-name="ch5" table:cell-range-address="Data.B2:Data.C12 Data.C1:Data.C1" chart:data-source-has-labels="row" svg:x="1.434cm" svg:y="2.264cm" svg:width="13.62cm" svg:height="7.75cm">
          <chartooo:coordinate-region svg:x="3.324cm" svg:y="2.461cm" svg:width="10.631cm" svg:height="6.91cm"/>
          <chart:axis chart:dimension="x" chart:name="primary-x" chart:style-name="ch6">
            <chart:title svg:x="6.593cm" svg:y="10.239cm" chart:style-name="ch7">
              <text:p>Trafico entrante (min)</text:p>
            </chart:title>
          </chart:axis>
          <chart:axis chart:dimension="y" chart:name="primary-y" chart:style-name="ch8">
            <chart:title svg:x="0.451cm" svg:y="7.743cm" chart:style-name="ch9">
              <text:p>Trafico saliente (min)</text:p>
            </chart:title>
            <chart:grid chart:style-name="ch10" chart:class="major"/>
          </chart:axis>
          <chart:series chart:style-name="ch11" chart:values-cell-range-address="Data.C2:Data.C12" chart:label-cell-address="Data.C1:Data.C1" chart:class="chart:scatter">
            <chart:domain table:cell-range-address="Data.B2:Data.B12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201cm" svg:y="7.177cm" chart:style-name="ch15"/>
            </chart:regression-curve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áfico saliente (min)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81013062">
                <text:p>18101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39257563">
                <text:p>139257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05819960">
                <text:p>105819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89226667">
                <text:p>8922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60372566">
                <text:p>60372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51726115">
                <text:p>51726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39323688">
                <text:p>39323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8449234">
                <text:p>28449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9071962">
                <text:p>19071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4044383">
                <text:p>1404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21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1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1cm" svg:height="9.531cm" xlink:href=".." xlink:type="simple" chart:class="chart:scatter" chart:style-name="ch1">
        <chart:title svg:x="2.851cm" svg:y="0.325cm" chart:style-name="ch2">
          <text:p>Tráfico rural entrante vs Número de telefonos por año</text:p>
        </chart:title>
        <chart:subtitle svg:x="5.012cm" svg:y="1.301cm" chart:style-name="ch3">
          <text:p>Periodo 2006 al 2016, Fuente OSIPTEL</text:p>
        </chart:subtitle>
        <chart:legend chart:legend-position="end" svg:x="11.569cm" svg:y="3.974cm" style:legend-expansion="high" chart:style-name="ch4"/>
        <chart:plot-area chart:style-name="ch5" table:cell-range-address="Data.B2:Data.B12 Data.D1:Data.D12" chart:data-source-has-labels="row" svg:x="1.348cm" svg:y="2.162cm" svg:width="9.883cm" svg:height="6.199cm">
          <chartooo:coordinate-region svg:x="2.523cm" svg:y="2.359cm" svg:width="7.875cm" svg:height="5.359cm"/>
          <chart:axis chart:dimension="x" chart:name="primary-x" chart:style-name="ch6">
            <chart:title svg:x="4.638cm" svg:y="8.552cm" chart:style-name="ch7">
              <text:p>Tráfico entrante (min)</text:p>
            </chart:title>
          </chart:axis>
          <chart:axis chart:dimension="y" chart:name="primary-y" chart:style-name="ch6">
            <chart:title svg:x="0.451cm" svg:y="6.854cm" chart:style-name="ch8">
              <text:p>Número de tele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3.149cm" svg:y="5.679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3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3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9cm" svg:height="9.15cm" xlink:href=".." xlink:type="simple" chart:class="chart:scatter" chart:style-name="ch1">
        <chart:title svg:x="2.925cm" svg:y="0.318cm" chart:style-name="ch2">
          <text:p>Tráfico rural saliente vs Número de teléfonos por año</text:p>
        </chart:title>
        <chart:subtitle svg:x="5.016cm" svg:y="1.287cm" chart:style-name="ch3">
          <text:p>Periodo 2006 al 2016, Fuente OSIPTEL</text:p>
        </chart:subtitle>
        <chart:legend chart:legend-position="end" svg:x="11.577cm" svg:y="3.784cm" style:legend-expansion="high" chart:style-name="ch4"/>
        <chart:plot-area chart:style-name="ch5" table:cell-range-address="Data.C2:Data.D12 Data.D1:Data.D1" chart:data-source-has-labels="row" svg:x="1.348cm" svg:y="2.141cm" svg:width="9.891cm" svg:height="5.846cm">
          <chartooo:coordinate-region svg:x="2.523cm" svg:y="2.338cm" svg:width="7.883cm" svg:height="5.006cm"/>
          <chart:axis chart:dimension="x" chart:name="primary-x" chart:style-name="ch6">
            <chart:title svg:x="4.308cm" svg:y="8.171cm" chart:style-name="ch7">
              <text:p>Tráfico rural saliente (min)</text:p>
            </chart:title>
          </chart:axis>
          <chart:axis chart:dimension="y" chart:name="primary-y" chart:style-name="ch6">
            <chart:title svg:x="0.451cm" svg:y="6.657cm" chart:style-name="ch8">
              <text:p>Número de telé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C2:Data.C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1cm" svg:y="5.393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013062">
                <text:p>18101306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257563">
                <text:p>139257563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819960">
                <text:p>105819960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26667">
                <text:p>89226667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372566">
                <text:p>60372566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26115">
                <text:p>51726115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23688">
                <text:p>39323688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49234">
                <text:p>28449234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71962">
                <text:p>19071962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44383">
                <text:p>14044383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3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Ultrafine_20_Dashed" svg:stroke-color="#729fcf"/>
    </style:style>
    <style:style style:name="ch12" style:family="chart">
      <style:graphic-properties draw:stroke="dash" draw:stroke-dash="Ultra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3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99cm" svg:height="9.787cm" xlink:href=".." xlink:type="simple" chart:class="chart:scatter" chart:style-name="ch1">
        <chart:title svg:x="2.716cm" svg:y="0.33cm" chart:style-name="ch2">
          <text:p>Tráfico rural entrante vs Localidades Beneficiadas (anual)</text:p>
        </chart:title>
        <chart:subtitle svg:x="5.246cm" svg:y="1.311cm" chart:style-name="ch3">
          <text:p>Periodo 2006 al 2016, Fuente OSIPTEL</text:p>
        </chart:subtitle>
        <chart:legend chart:legend-position="end" svg:x="10.975cm" svg:y="4.102cm" style:legend-expansion="high" chart:style-name="ch4"/>
        <chart:plot-area chart:style-name="ch5" table:cell-range-address="Data.B2:Data.B12 Data.E1:Data.E12" chart:data-source-has-labels="row" svg:x="1.357cm" svg:y="2.177cm" svg:width="9.271cm" svg:height="6.435cm">
          <chartooo:coordinate-region svg:x="2.347cm" svg:y="2.374cm" svg:width="7.263cm" svg:height="5.595cm"/>
          <chart:axis chart:dimension="x" chart:name="primary-x" chart:style-name="ch6">
            <chart:title svg:x="3.96cm" svg:y="8.808cm" chart:style-name="ch7">
              <text:p>Tráfico rural entrante (min)</text:p>
            </chart:title>
          </chart:axis>
          <chart:axis chart:dimension="y" chart:name="primary-y" chart:style-name="ch6">
            <chart:title svg:x="0.451cm" svg:y="7.31cm" chart:style-name="ch8">
              <text:p>Localidades Beneficiadas</text:p>
            </chart:title>
            <chart:grid chart:style-name="ch9" chart:class="major"/>
          </chart:axis>
          <chart:series chart:style-name="ch10" chart:values-cell-range-address="Data.E2:Data.E12" chart:label-cell-address="Data.E1:Data.E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8cm" svg:y="6.328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idades Beneficiada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9191">
                <text:p>9191</text:p>
                <draw:g>
                  <svg:desc>Data.E2:Data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2635">
                <text:p>1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2671">
                <text:p>12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5989">
                <text:p>15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3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2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3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42cm" svg:height="9cm" xlink:href=".." xlink:type="simple" chart:class="chart:scatter" chart:style-name="ch1">
        <chart:title svg:x="3.189cm" svg:y="0.315cm" chart:style-name="ch2">
          <text:p>Líneas móviles vs Trafico rural entrante (anual)</text:p>
        </chart:title>
        <chart:subtitle svg:x="4.668cm" svg:y="1.281cm" chart:style-name="ch3">
          <text:p>Periodo 2006 al 2016, Fuente OSIPTEL</text:p>
        </chart:subtitle>
        <chart:legend chart:legend-position="end" svg:x="11.411cm" svg:y="3.709cm" style:legend-expansion="high" chart:style-name="ch4"/>
        <chart:plot-area chart:style-name="ch5" table:cell-range-address="Data.B2:Data.B12 Data.F1:Data.F12" chart:data-source-has-labels="row" svg:x="1.334cm" svg:y="2.132cm" svg:width="9.753cm" svg:height="5.708cm">
          <chartooo:coordinate-region svg:x="3.409cm" svg:y="2.33cm" svg:width="6.764cm" svg:height="4.867cm"/>
          <chart:axis chart:dimension="x" chart:name="primary-x" chart:style-name="ch6">
            <chart:title svg:x="4.178cm" svg:y="8.021cm" chart:style-name="ch7">
              <text:p>Trafico rural entrante (min)</text:p>
            </chart:title>
          </chart:axis>
          <chart:axis chart:dimension="y" chart:name="primary-y" chart:style-name="ch6">
            <chart:title svg:x="0.451cm" svg:y="6.14cm" chart:style-name="ch8">
              <text:p>Líneas móviles</text:p>
            </chart:title>
            <chart:grid chart:style-name="ch9" chart:class="major"/>
          </chart:axis>
          <chart:series chart:style-name="ch10" chart:values-cell-range-address="Data.F2:Data.F12" chart:label-cell-address="Data.F1:Data.F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4.285cm" svg:y="3.027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s Móviles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55606894">
                <text:p>55606894</text:p>
                <draw:g>
                  <svg:desc>Data.F2:Data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89562518">
                <text:p>8956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16677743">
                <text:p>11667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32173951">
                <text:p>132173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50419094">
                <text:p>15041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66611829">
                <text:p>166611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17377681">
                <text:p>117377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21211973">
                <text:p>121211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30522077">
                <text:p>230522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344571836">
                <text:p>344571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464826243">
                <text:p>4648262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